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9.3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groupe de TP</text:p>
          </table:table-cell>
          <table:table-cell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groupe de SAE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UT Belfort</text:p>
          </table:table-cell>
          <table:table-cell table:style-name="ce8" office:value-type="string" calcext:value-type="string">
            <text:p>Nom de l’entrepr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LET alain</text:p>
          </table:table-cell>
          <table:table-cell office:value-type="string" calcext:value-type="string">
            <text:p>NOM prénom du référent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PERROS gilles</text:p>
          </table:table-cell>
          <table:table-cell office:value-type="string" calcext:value-type="string">
            <text:p>NOM prénom étudia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S stephane</text:p>
          </table:table-cell>
          <table:table-cell office:value-type="string" calcext:value-type="string">
            <text:p>NOM prénom étudiant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MON michel</text:p>
          </table:table-cell>
          <table:table-cell office:value-type="string" calcext:value-type="string">
            <text:p>NOM prénom étudiant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 patricia</text:p>
          </table:table-cell>
          <table:table-cell office:value-type="string" calcext:value-type="string">
            <text:p>NOM prénom étudiant 5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demo-am90/s1-demo/" xlink:type="simple">https://github.com/demo-am90/s1-demo/</text:a> </text:p>
          </table:table-cell>
          <table:table-cell office:value-type="string" calcext:value-type="string">
            <text:p>URL du projet « GitHub »</text:p>
          </table:table-cell>
          <table:table-cell table:style-name="ce1" office:value-type="string" calcext:value-type="string">
            <text:p><text:a xlink:href="https://demo-am90.github.io/s1-demo/" xlink:type="simple">https://demo-am90.github.io/s1-demo/</text:a></text:p>
          </table:table-cell>
          <table:table-cell office:value-type="string" calcext:value-type="string">
            <text:p>URL du site « GitHub Pages » :</text:p>
          </table:table-cell>
        </table:table-row>
        <table:table-row table:style-name="ro1">
          <table:table-cell table:style-name="ce4" office:value-type="string" calcext:value-type="string">
            <text:p>URL <text:s/>( sélection du texte ; clic droit éditer l’hyperlien)</text:p>
          </table:table-cell>
          <table:table-cell/>
          <table:table-cell office:value-type="string" calcext:value-type="string">
            <text:p>(MENU : <text:s/>(sélection du texte) insertion / hyperlien)</text:p>
          </table:table-cell>
          <table:table-cell/>
        </table:table-row>
        <table:table-row table:style-name="ro1">
          <table:table-cell table:style-name="Default" office:value-type="string" calcext:value-type="string">
            <text:p>(MENU : <text:s/>(sélection du texte) insertion / hyperlien)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vrable 2 :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gitlab.com/s1-demo/projet-sae-demo/" xlink:type="simple">https://gitlab.com/s1-demo/projet-sae-demo/</text:a></text:p>
          </table:table-cell>
          <table:table-cell office:value-type="string" calcext:value-type="string">
            <text:p>URL du projet «Gitlab»</text:p>
          </table:table-cell>
          <table:table-cell table:style-name="ce1" office:value-type="string" calcext:value-type="string">
            <text:p><text:a xlink:href="https://s1-demo.gitlab.io/projet-sae-demo/" xlink:type="simple">https://s1-demo.gitlab.io/projet-sae-demo/</text:a></text:p>
          </table:table-cell>
          <table:table-cell office:value-type="string" calcext:value-type="string">
            <text:p>URL du site « Gitlab Pages » :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<text:a xlink:href="https://bitbucket.org/amillet/amillet.bitbucket.io/" xlink:type="simple">https://bitbucket.org/amillet/amillet.bitbucket.io/</text:a></text:p>
          </table:table-cell>
          <table:table-cell office:value-type="string" calcext:value-type="string">
            <text:p>URL du projet «Bitbucket»</text:p>
          </table:table-cell>
          <table:table-cell table:style-name="ce1" office:value-type="string" calcext:value-type="string">
            <text:p><text:a xlink:href="https://amillet.bitbucket.io/" xlink:type="simple">https://amillet.bitbucket.io/</text:a></text:p>
          </table:table-cell>
          <table:table-cell office:value-type="string" calcext:value-type="string">
            <text:p>URL du site «Bitbucket Pages » 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02:22.066329585</meta:creation-date>
    <dc:date>2024-09-28T15:21:08.371451080</dc:date>
    <meta:editing-duration>PT51M28S</meta:editing-duration>
    <meta:editing-cycles>11</meta:editing-cycles>
    <meta:generator>LibreOffice/7.4.7.2$Linux_X86_64 LibreOffice_project/40$Build-2</meta:generator>
    <meta:document-statistic meta:table-count="1" meta:cell-count="33" meta:object-count="0"/>
  </office:meta>
</office:document-meta>
</file>